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5"/>
          <table:table-cell table:style-name="ce15"/>
          <table:table-cell table:style-name="ce8" table:number-columns-repeated="16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94" office:value-type="string" calcext:value-type="string">
            <text:p>Réseau physique</text:p>
          </table:table-cell>
          <table:table-cell table:style-name="ce94" office:value-type="string" calcext:value-type="string">
            <text:p>TP réseau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office:value-type="string" calcext:value-type="string">
            <text:p>DNS</text:p>
          </table:table-cell>
          <table:table-cell table:style-name="ce94" table:number-columns-repeated="14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table:number-columns-repeated="20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7" table:default-cell-style-name="ce108"/>
        <table:table-column table:style-name="co4" table:number-columns-repeated="5" table:default-cell-style-name="ce108"/>
        <table:table-column table:style-name="co4" table:number-columns-repeated="999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5"/>
          <table:table-cell table:style-name="ce15" table:number-columns-repeated="17"/>
          <table:table-cell table:style-name="ce24" table:number-columns-repeated="40"/>
          <table:table-cell table:style-name="ce27" table:number-columns-repeated="959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Fonctions logiques</text:p>
          </table:table-cell>
          <table:table-cell table:style-name="ce94" office:value-type="string" calcext:value-type="string">
            <text:p>Fonctions logiques – partie 2</text:p>
          </table:table-cell>
          <table:table-cell table:style-name="ce94" office:value-type="string" calcext:value-type="string">
            <text:p>TP circuits combinatoires</text:p>
          </table:table-cell>
          <table:table-cell table:style-name="ce94" office:value-type="string" calcext:value-type="string">
            <text:p>--&gt; types et valeurs de bases</text:p>
          </table:table-cell>
          <table:table-cell table:style-name="ce94" office:value-type="string" calcext:value-type="string">
            <text:p>systèmes d’exploitation ?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9"/>
        </table:table-row>
        <table:table-row table:style-name="ro3">
          <table:table-cell table:style-name="ce3" table:number-columns-repeated="2"/>
          <table:table-cell table:style-name="ce10" office:value-type="date" office:date-value="2020-09-10" calcext:value-type="date">
            <text:p>10 sept.</text:p>
          </table:table-cell>
          <table:table-cell table:style-name="ce10" table:number-columns-repeated="22"/>
          <table:table-cell table:style-name="ce26" table:number-columns-repeated="40"/>
          <table:table-cell table:style-name="ce28" table:number-columns-repeated="959"/>
        </table:table-row>
        <table:table-row table:style-name="ro3">
          <table:table-cell table:style-name="ce1" table:number-columns-repeated="2"/>
          <table:table-cell table:style-name="ce15" table:number-columns-repeated="23"/>
          <table:table-cell table:style-name="ce24" table:number-columns-repeated="40"/>
          <table:table-cell table:style-name="ce27" table:number-columns-repeated="959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16"/>
          <table:table-cell table:number-columns-repeated="100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6"/>
          <table:table-cell table:number-columns-repeated="1005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5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5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17"/>
          <table:table-cell table:number-columns-repeated="100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5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17"/>
          <table:table-cell table:number-columns-repeated="1005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17"/>
          <table:table-cell table:number-columns-repeated="1005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17"/>
          <table:table-cell table:number-columns-repeated="1005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17"/>
          <table:table-cell table:number-columns-repeated="1005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5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17"/>
          <table:table-cell table:number-columns-repeated="1005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5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16"/>
          <table:table-cell table:number-columns-repeated="100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5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17"/>
          <table:table-cell table:number-columns-repeated="1005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17"/>
          <table:table-cell table:number-columns-repeated="1005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17"/>
          <table:table-cell table:number-columns-repeated="1005"/>
        </table:table-row>
        <table:table-row table:style-name="ro9">
          <table:table-cell table:number-columns-repeated="2"/>
          <table:table-cell table:style-name="ce104" table:number-columns-repeated="17"/>
          <table:table-cell table:number-columns-repeated="1005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17"/>
          <table:table-cell table:number-columns-repeated="100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6"/>
          <table:table-cell table:number-columns-repeated="1005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17"/>
          <table:table-cell table:number-columns-repeated="1005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17"/>
          <table:table-cell table:number-columns-repeated="1005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17"/>
          <table:table-cell table:number-columns-repeated="1005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17"/>
          <table:table-cell table:number-columns-repeated="100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17"/>
          <table:table-cell table:number-columns-repeated="1005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17"/>
          <table:table-cell table:number-columns-repeated="1005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17"/>
          <table:table-cell table:number-columns-repeated="1005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17"/>
          <table:table-cell table:number-columns-repeated="1005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17"/>
          <table:table-cell table:number-columns-repeated="1005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17"/>
          <table:table-cell table:number-columns-repeated="1005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17"/>
          <table:table-cell table:number-columns-repeated="1005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17"/>
          <table:table-cell table:number-columns-repeated="100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17"/>
          <table:table-cell table:number-columns-repeated="100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6"/>
          <table:table-cell table:number-columns-repeated="1005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5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5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17"/>
          <table:table-cell table:number-columns-repeated="1005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17"/>
          <table:table-cell table:number-columns-repeated="1005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17"/>
          <table:table-cell table:number-columns-repeated="100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7"/>
          <table:table-cell table:number-columns-repeated="1005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7"/>
          <table:table-cell table:number-columns-repeated="1005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7"/>
          <table:table-cell table:number-columns-repeated="100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17"/>
          <table:table-cell table:number-columns-repeated="100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6"/>
          <table:table-cell table:number-columns-repeated="1005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7"/>
          <table:table-cell table:number-columns-repeated="1005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7"/>
          <table:table-cell table:number-columns-repeated="1005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17"/>
          <table:table-cell table:number-columns-repeated="1005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7"/>
          <table:table-cell table:number-columns-repeated="100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17"/>
          <table:table-cell table:number-columns-repeated="100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6"/>
          <table:table-cell table:number-columns-repeated="1005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17"/>
          <table:table-cell table:number-columns-repeated="1005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17"/>
          <table:table-cell table:number-columns-repeated="1005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17"/>
          <table:table-cell table:number-columns-repeated="1005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17"/>
          <table:table-cell table:number-columns-repeated="1005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17"/>
          <table:table-cell table:number-columns-repeated="1005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17"/>
          <table:table-cell table:number-columns-repeated="1005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17"/>
          <table:table-cell table:number-columns-repeated="1005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16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4" table:number-rows-spanned="1">
            <text:p>paradigmes</text:p>
          </table:table-cell>
          <table:covered-table-cell table:number-columns-repeated="3" table:style-name="ce15"/>
          <table:table-cell table:style-name="ce15" office:value-type="string" calcext:value-type="string" table:number-columns-spanned="2" table:number-rows-spanned="1">
            <text:p>récursivité</text:p>
          </table:table-cell>
          <table:covered-table-cell table:style-name="ce15"/>
          <table:table-cell table:style-name="ce15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5"/>
          <table:table-cell table:style-name="ce15" table:number-columns-repeated="15"/>
          <table:table-cell table:style-name="ce24" table:number-columns-repeated="40"/>
          <table:table-cell table:style-name="ce27" table:number-columns-repeated="958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Mini-projet</text:p>
          </table:table-cell>
          <table:table-cell table:style-name="ce94" office:value-type="string" calcext:value-type="string">
            <text:p>Exponentiation</text:p>
          </table:table-cell>
          <table:table-cell table:style-name="ce94"/>
          <table:table-cell table:style-name="ce94" office:value-type="string" calcext:value-type="string">
            <text:p>tim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/>
          <table:table-cell table:style-name="ce94" office:value-type="string" calcext:value-type="string">
            <text:p>Fonctionnel – temps execution</text:p>
          </table:table-cell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29" table:number-columns-repeated="2"/>
          <table:table-cell table:style-name="ce31" office:value-type="date" office:date-value="2020-09-10" calcext:value-type="date">
            <text:p>10 sept.</text:p>
          </table:table-cell>
          <table:table-cell table:style-name="ce31" table:number-columns-repeated="23"/>
          <table:table-cell table:style-name="ce32" table:number-columns-repeated="40"/>
          <table:table-cell table:style-name="ce33" table:number-columns-repeated="958"/>
        </table:table-row>
        <table:table-row table:style-name="ro3">
          <table:table-cell table:style-name="ce1" table:number-columns-repeated="2"/>
          <table:table-cell table:style-name="ce15" office:value-type="float" office:value="1.5" calcext:value-type="float">
            <text:p>1,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2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18"/>
          <table:table-cell table:number-columns-repeated="1004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8"/>
          <table:table-cell table:number-columns-repeated="1004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09:15:23.894924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8-30T11:35:36.404832857</dc:date>
    <meta:editing-duration>P29DT57M44S</meta:editing-duration>
    <meta:editing-cycles>477</meta:editing-cycles>
    <meta:generator>LibreOffice/6.1.5.2$Linux_X86_64 LibreOffice_project/10$Build-2</meta:generator>
    <meta:document-statistic meta:table-count="3" meta:cell-count="400" meta:object-count="0"/>
  </office:meta>
</office:document-meta>
</file>